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44.36pt"/>
    </style:style>
    <style:style style:name="co3" style:family="table-column">
      <style:table-column-properties fo:break-before="auto" style:column-width="38.75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Quercus phellos</text:p>
          </table:table-cell>
          <table:table-cell office:value-type="percentage" office:value="0.0454102975396" calcext:value-type="percentage">
            <text:p>4.54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878504985738" calcext:value-type="percentage">
            <text:p>8.7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918021317" calcext:value-type="percentage">
            <text:p>39.18%</text:p>
          </table:table-cell>
          <table:table-cell office:value-type="percentage" office:value="0.435592079496" calcext:value-type="percentage">
            <text:p>43.5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93033398076" calcext:value-type="percentage">
            <text:p>19.30%</text:p>
          </table:table-cell>
          <table:table-cell office:value-type="percentage" office:value="0.299784073985" calcext:value-type="percentage">
            <text:p>29.9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20337241048" calcext:value-type="percentage">
            <text:p>0.52%</text:p>
          </table:table-cell>
          <table:table-cell office:value-type="percentage" office:value="0.156059651038" calcext:value-type="percentage">
            <text:p>15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24838859559" calcext:value-type="percentage">
            <text:p>12.48%</text:p>
          </table:table-cell>
          <table:table-cell/>
          <table:table-cell table:formula="of:=AVERAGE([.B1:.T1])" office:value-type="percentage" office:value="0.0966430201321044" calcext:value-type="percentage">
            <text:p>9.66%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394963741029" calcext:value-type="percentage">
            <text:p>3.95%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794604454991" calcext:value-type="percentage">
            <text:p>7.95%</text:p>
          </table:table-cell>
          <table:table-cell table:number-columns-repeated="7"/>
          <table:table-cell table:formula="of:=AVERAGE([.B2:.T2])" office:value-type="percentage" office:value="0.00991306830016667" calcext:value-type="percentage">
            <text:p>0.99%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percentage" office:value="0.523747518421" calcext:value-type="percentage">
            <text:p>52.37%</text:p>
          </table:table-cell>
          <table:table-cell office:value-type="percentage" office:value="0.984198339636" calcext:value-type="percentage">
            <text:p>98.42%</text:p>
          </table:table-cell>
          <table:table-cell office:value-type="percentage" office:value="0.811122305188" calcext:value-type="percentage">
            <text:p>81.11%</text:p>
          </table:table-cell>
          <table:table-cell office:value-type="percentage" office:value="0.952427811817" calcext:value-type="percentage">
            <text:p>95.24%</text:p>
          </table:table-cell>
          <table:table-cell office:value-type="percentage" office:value="0.845008825743" calcext:value-type="percentage">
            <text:p>84.50%</text:p>
          </table:table-cell>
          <table:table-cell office:value-type="percentage" office:value="0.0451787986708" calcext:value-type="percentage">
            <text:p>4.52%</text:p>
          </table:table-cell>
          <table:table-cell office:value-type="percentage" office:value="0.951184429841" calcext:value-type="percentage">
            <text:p>95.12%</text:p>
          </table:table-cell>
          <table:table-cell office:value-type="percentage" office:value="0.677773849361" calcext:value-type="percentage">
            <text:p>67.7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7601956078" calcext:value-type="percentage">
            <text:p>97.76%</text:p>
          </table:table-cell>
          <table:table-cell office:value-type="percentage" office:value="0.969964550004" calcext:value-type="percentage">
            <text:p>97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21375416543" calcext:value-type="percentage">
            <text:p>92.14%</text:p>
          </table:table-cell>
          <table:table-cell office:value-type="percentage" office:value="0.964384528301" calcext:value-type="percentage">
            <text:p>96.44%</text:p>
          </table:table-cell>
          <table:table-cell office:value-type="percentage" office:value="0.912716269057" calcext:value-type="percentage">
            <text:p>91.27%</text:p>
          </table:table-cell>
          <table:table-cell office:value-type="percentage" office:value="0.899360708927" calcext:value-type="percentage">
            <text:p>89.94%</text:p>
          </table:table-cell>
          <table:table-cell office:value-type="percentage" office:value="0.968839870569" calcext:value-type="percentage">
            <text:p>96.88%</text:p>
          </table:table-cell>
          <table:table-cell office:value-type="percentage" office:value="0.923575203407" calcext:value-type="percentage">
            <text:p>92.36%</text:p>
          </table:table-cell>
          <table:table-cell office:value-type="percentage" office:value="0.963399959596" calcext:value-type="percentage">
            <text:p>96.34%</text:p>
          </table:table-cell>
          <table:table-cell/>
        </table:table-row>
        <table:table-row table:style-name="ro1">
          <table:table-cell office:value-type="string" calcext:value-type="string">
            <text:p>Quercus stellata</text:p>
          </table:table-cell>
          <table:table-cell table:number-columns-repeated="18" office:value-type="percentage" office:value="0" calcext:value-type="percentage">
            <text:p>0.00%</text:p>
          </table:table-cell>
          <table:table-cell/>
          <table:table-cell table:formula="of:=AVERAGE([.B4:.T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table:number-columns-repeated="19" office:value-type="percentage" office:value="0" calcext:value-type="percentage">
            <text:p>0.00%</text:p>
          </table:table-cell>
          <table:table-cell table:formula="of:=AVERAGE([.B5:.T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table:number-columns-repeated="18" office:value-type="percentage" office:value="0" calcext:value-type="percentage">
            <text:p>0.00%</text:p>
          </table:table-cell>
          <table:table-cell/>
          <table:table-cell table:formula="of:=AVERAGE([.B6:.T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0.131142938706" calcext:value-type="percentage">
            <text:p>13.11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5"/>
          <table:table-cell table:formula="of:=AVERAGE([.B7:.T7])" office:value-type="percentage" office:value="0.00936735276471429" calcext:value-type="percentage">
            <text:p>0.94%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29992749547" calcext:value-type="percentage">
            <text:p>29.9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951734432729" calcext:value-type="percentage">
            <text:p>9.52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756771036447" calcext:value-type="percentage">
            <text:p>7.57%</text:p>
          </table:table-cell>
          <table:table-cell office:value-type="percentage" office:value="0.0345449259334" calcext:value-type="percentage">
            <text:p>3.45%</text:p>
          </table:table-cell>
          <table:table-cell table:number-columns-repeated="5" office:value-type="percentage" office:value="0" calcext:value-type="percentage">
            <text:p>0.00%</text:p>
          </table:table-cell>
          <table:table-cell/>
          <table:table-cell table:formula="of:=AVERAGE([.B8:.T8])" office:value-type="percentage" office:value="0.0280734982400556" calcext:value-type="percentage">
            <text:p>2.81%</text:p>
          </table:table-cell>
        </table:table-row>
        <table:table-row table:style-name="ro1">
          <table:table-cell/>
          <table:table-cell table:style-name="Default" table:number-columns-repeated="19"/>
          <table:table-cell table:formula="of:=AVERAGE([.U1:.U8])" office:value-type="percentage" office:value="0.0205709913481487" calcext:value-type="percentage">
            <text:p>2.0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1T14:31:33.452133472</dc:date>
    <meta:editing-duration>PT3M55S</meta:editing-duration>
    <meta:editing-cycles>1</meta:editing-cycles>
    <meta:document-statistic meta:table-count="1" meta:cell-count="152" meta:object-count="0"/>
    <meta:generator>LibreOffice/5.0.2.2$Linux_X86_64 LibreOffice_project/00m0$Build-2</meta:generator>
  </office:meta>
</office:document-meta>
</file>